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P10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170adb" style:font-name-asian="Noto Sans CJK JP" style:font-size-asian="24pt" style:language-asian="ja" style:country-asian="JP" style:font-size-complex="24pt"/>
    </style:style>
    <style:style style:name="P10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2c9a1" officeooo:paragraph-rsid="0322c9a1" style:font-name-asian="Noto Sans CJK JP" style:font-size-asian="24pt" style:language-asian="ja" style:country-asian="JP" style:font-size-complex="24pt"/>
    </style:style>
    <style:style style:name="P11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32655" officeooo:paragraph-rsid="03232655" style:font-name-asian="Noto Sans CJK JP" style:font-size-asian="24pt" style:language-asian="ja" style:country-asian="JP" style:font-size-complex="24pt"/>
    </style:style>
    <style:style style:name="P11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47590" officeooo:paragraph-rsid="03247590" style:font-name-asian="Noto Sans CJK JP" style:font-size-asian="24pt" style:language-asian="ja" style:country-asian="JP" style:font-size-complex="24pt"/>
    </style:style>
    <style:style style:name="P11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7d873" officeooo:paragraph-rsid="0327d873" style:font-name-asian="Noto Sans CJK JP" style:font-size-asian="24pt" style:language-asian="ja" style:country-asian="JP" style:font-size-complex="24pt"/>
    </style:style>
    <style:style style:name="P11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318f1" officeooo:paragraph-rsid="033318f1" style:font-name-asian="Noto Sans CJK JP" style:font-size-asian="24pt" style:language-asian="ja" style:country-asian="JP" style:font-size-complex="24pt"/>
    </style:style>
    <style:style style:name="P11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officeooo:paragraph-rsid="0343a9c4"/>
    </style:style>
    <style:style style:name="P11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61a8f" officeooo:paragraph-rsid="03361a8f" style:font-name-asian="Noto Sans CJK JP" style:font-size-asian="24pt" style:language-asian="ja" style:country-asian="JP" style:font-size-complex="24pt"/>
    </style:style>
    <style:style style:name="P11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7617b" officeooo:paragraph-rsid="0337617b" style:font-name-asian="Noto Sans CJK JP" style:font-size-asian="24pt" style:language-asian="ja" style:country-asian="JP" style:font-size-complex="24pt"/>
    </style:style>
    <style:style style:name="P11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3170adb"/>
    </style:style>
    <style:style style:name="P11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4eec60" officeooo:paragraph-rsid="034eec60" style:font-name-asian="Noto Sans CJK JP" style:font-size-asian="24pt" style:language-asian="ja" style:country-asian="JP" style:font-size-complex="24pt"/>
    </style:style>
    <style:style style:name="P11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5c41e9" style:font-name-asian="Noto Sans CJK JP" style:font-size-asian="24pt" style:language-asian="ja" style:country-asian="JP" style:font-size-complex="24pt"/>
    </style:style>
    <style:style style:name="P12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5efdf6" officeooo:paragraph-rsid="035efdf6" style:font-name-asian="Noto Sans CJK JP" style:font-size-asian="24pt" style:language-asian="ja" style:country-asian="JP" style:font-size-complex="24pt"/>
    </style:style>
    <style:style style:name="P12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553f3" officeooo:paragraph-rsid="036553f3" style:font-name-asian="Noto Sans CJK JP" style:font-size-asian="24pt" style:language-asian="ja" style:country-asian="JP" style:font-size-complex="24pt"/>
    </style:style>
    <style:style style:name="P12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7fb97" officeooo:paragraph-rsid="0367fb97" style:font-name-asian="Noto Sans CJK JP" style:font-size-asian="24pt" style:language-asian="ja" style:country-asian="JP" style:font-size-complex="24pt"/>
    </style:style>
    <style:style style:name="P12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6b6315" officeooo:paragraph-rsid="036b6315" style:font-name-asian="Noto Sans CJK JP" style:font-size-asian="24pt" style:language-asian="ja" style:country-asian="JP" style:font-size-complex="24pt"/>
    </style:style>
    <style:style style:name="P12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70dd96" officeooo:paragraph-rsid="0374cbc4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T29" style:family="text">
      <style:text-properties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0" style:family="text">
      <style:text-properties style:font-name="Noto Sans CJK JP" fo:font-size="24pt" officeooo:rsid="0342e6b0" style:font-name-asian="Noto Sans CJK JP" style:font-size-asian="24pt" style:language-asian="ja" style:country-asian="JP" style:font-size-complex="24pt"/>
    </style:style>
    <style:style style:name="T31" style:family="text">
      <style:text-properties style:font-name="Noto Sans CJK JP" fo:font-size="24pt" style:text-underline-style="solid" style:text-underline-width="auto" style:text-underline-color="font-color" fo:font-weight="bold" officeooo:rsid="0342e6b0" style:font-name-asian="Noto Sans CJK JP" style:font-size-asian="24pt" style:language-asian="ja" style:country-asian="JP" style:font-weight-asian="bold" style:font-size-complex="24pt" style:font-weight-complex="bold"/>
    </style:style>
    <style:style style:name="T32" style:family="text">
      <style:text-properties fo:color="#729fcf" loext:opacity="100%"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3" style:family="text">
      <style:text-properties fo:color="#729fcf" loext:opacity="100%" style:font-name="Noto Sans CJK JP" fo:font-size="24pt" officeooo:rsid="0343a9c4" style:font-name-asian="Noto Sans CJK JP" style:font-size-asian="24pt" style:language-asian="ja" style:country-asian="JP" style:font-size-complex="24pt"/>
    </style:style>
    <style:style style:name="T34" style:family="text">
      <style:text-properties fo:color="#729fcf" loext:opacity="100%" style:font-name="Noto Sans CJK JP" fo:font-size="24pt" style:text-underline-style="solid" style:text-underline-width="auto" style:text-underline-color="font-color" fo:font-weight="bold" officeooo:rsid="0343a9c4" style:font-name-asian="Noto Sans CJK JP" style:font-size-asian="24pt" style:language-asian="ja" style:country-asian="JP" style:font-weight-asian="bold" style:font-size-complex="24pt" style:font-weight-complex="bold"/>
    </style:style>
    <style:style style:name="T35" style:family="text">
      <style:text-properties officeooo:rsid="0351b550"/>
    </style:style>
    <style:style style:name="T36" style:family="text">
      <style:text-properties officeooo:rsid="0374cbc4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108">２０２５年０６月２９日演習：</text:p>
      <text:p text:style-name="P108">１．午後３時まで<text:ruby text:style-name="Ru1"><text:ruby-base>香</text:ruby-base><text:ruby-text>かお</text:ruby-text></text:ruby>りさんを<text:ruby text:style-name="Ru1"><text:ruby-base>待</text:ruby-base><text:ruby-text>ま</text:ruby-text></text:ruby>っていましたが、<text:ruby text:style-name="Ru1"><text:ruby-base>香</text:ruby-base><text:ruby-text>かお</text:ruby-text></text:ruby>りさんは来ませんでした。</text:p>
      <text:p text:style-name="P109">２．今日は<text:ruby text:style-name="Ru1"><text:ruby-base>寒</text:ruby-base><text:ruby-text>さむ</text:ruby-text></text:ruby>いから、海で<text:ruby text:style-name="Ru1"><text:ruby-base>泳</text:ruby-base><text:ruby-text>およ</text:ruby-text></text:ruby>がない。</text:p>
      <text:p text:style-name="P110">３．<text:ruby text:style-name="Ru1"><text:ruby-base>電車</text:ruby-base><text:ruby-text>でんしゃ</text:ruby-text></text:ruby>に乗りました。でも、<text:ruby text:style-name="Ru1"><text:ruby-base>新幹線</text:ruby-base><text:ruby-text>しんかんせん</text:ruby-text></text:ruby>に<text:ruby text:style-name="Ru1"><text:ruby-base>乗</text:ruby-base><text:ruby-text>の</text:ruby-text></text:ruby>りませんでした。</text:p>
      <text:p text:style-name="P111">４．つねみさんは、毎週土曜日に車を洗っています。</text:p>
      <text:p text:style-name="P111">５．今、友達と買い物しています。</text:p>
      <text:p text:style-name="P112">６．キキはかっこよくて、素晴らしいから、好きです。</text:p>
      <text:p text:style-name="P112"/>
      <text:p text:style-name="P112">A: たつやさん、学食が好きですか。</text:p>
      <text:p text:style-name="P112">B: はい、安くて、美味しくて、大好きです。</text:p>
      <text:p text:style-name="P112">A: そうですか。どんな物が好きですか。</text:p>
      <text:p text:style-name="P112">B: そうですね。<text:ruby text:style-name="Ru1"><text:ruby-base>焼</text:ruby-base><text:ruby-text>やき</text:ruby-text></text:ruby>きそばが美味しいです。あ、でも、そばよりカレーライスの方が美味しいですよ。</text:p>
      <text:p text:style-name="P112"/>
      <text:p text:style-name="P112">７．日本語は楽しくて、面白いですが、難しいです。</text:p>
      <text:p text:style-name="P112">８．ドラえもんは青くて、かわいくて、怖くないです！</text:p>
      <text:p text:style-name="P112">９．寿司の中でサーモンが一番美味しいです。</text:p>
      <text:p text:style-name="P112">１０．動物の中で猫が一番かわいいです。</text:p>
      <text:p text:style-name="P112">１１．車の方が自転車より欲しいです。</text:p>
      <text:p text:style-name="P112">１２．私は動物が好きだから、犬が欲しいです。</text:p>
      <text:p text:style-name="P112">１３．A: アイカさん、日本語の方がフランス語より簡単ですか。B: いいえ、日本語の方がフランス語より難しいです。</text:p>
      <text:p text:style-name="P112">１４．飲み物の中で抹茶とラムネが一番美味しいです。</text:p>
      <text:p text:style-name="P113">１５．本を読むことと絵を書くこととどちらの方が好きですか。</text:p>
      <text:p text:style-name="P113">１６．家族の中で誰が一番優しいですか。</text:p>
      <text:p text:style-name="P108"/>
      <text:p text:style-name="P108">2025年6月5日演習：</text:p>
      <text:p text:style-name="P114"><text:span text:style-name="T29">→ なろ </text:span><text:span text:style-name="T30">with adjectives: na-adjective + なる = 好き</text:span><text:span text:style-name="T31">になる</text:span><text:span text:style-name="T30">、i-adjectives + なる = 暑</text:span><text:span text:style-name="T31">くなる</text:span><text:span text:style-name="T30">。</text:span></text:p>
      <text:p text:style-name="P115">０１．夏は<text:ruby text:style-name="Ru1"><text:ruby-base>気候</text:ruby-base><text:ruby-text>きこう</text:ruby-text></text:ruby>が<text:ruby text:style-name="Ru1"><text:ruby-base>暑</text:ruby-base><text:ruby-text>あつ</text:ruby-text></text:ruby>くなります。</text:p>
      <text:p text:style-name="P116">０２．漢字の勉強が<text:ruby text:style-name="Ru1"><text:ruby-base>楽</text:ruby-base><text:ruby-text>たの</text:ruby-text></text:ruby>しくなりました。</text:p>
      <text:p text:style-name="P116">０３．４月から仕事が<text:ruby text:style-name="Ru1"><text:ruby-base>忙</text:ruby-base><text:ruby-text>いそが</text:ruby-text></text:ruby>しくなります。</text:p>
      <text:p text:style-name="P116">０４．動物が好きになりました。</text:p>
      <text:p text:style-name="P116">０５．友達に<text:ruby text:style-name="Ru1"><text:ruby-base>来</text:ruby-base><text:ruby-text>き</text:ruby-text></text:ruby>たから、<text:ruby text:style-name="Ru1"><text:ruby-base>賑</text:ruby-base><text:ruby-text>にぎ</text:ruby-text></text:ruby>やかになりました。</text:p>
      <text:p text:style-name="P108">０６．漢字の<text:ruby text:style-name="Ru1"><text:ruby-base>練習</text:ruby-base><text:ruby-text>れんしゅう</text:ruby-text></text:ruby>をしたから、<text:ruby text:style-name="Ru1"><text:ruby-base>上手</text:ruby-base><text:ruby-text>じょうず</text:ruby-text></text:ruby>になりました。</text:p>
      <text:p text:style-name="P108">０７．<text:ruby text:style-name="Ru1"><text:ruby-base>漫画</text:ruby-base><text:ruby-text>まんが</text:ruby-text></text:ruby>のキャラクターがかっこよくなりました。</text:p>
      <text:p text:style-name="P108">０８．午後３時から、天気が悪くなります。</text:p>
      <text:p text:style-name="P108">０９．サッカーの<text:ruby text:style-name="Ru1"><text:ruby-base>練習</text:ruby-base><text:ruby-text>れんしゅう</text:ruby-text></text:ruby>をしなかったから、<text:ruby text:style-name="Ru1"><text:ruby-base>下手</text:ruby-base><text:ruby-text>へた</text:ruby-text></text:ruby>になった。</text:p>
      <text:p text:style-name="P108">１０．A1レベルよりA2レベルの<text:ruby text:style-name="Ru1"><text:ruby-base>方</text:ruby-base><text:ruby-text>ほう</text:ruby-text></text:ruby>が漢字が<text:ruby text:style-name="Ru1"><text:ruby-base>難</text:ruby-base><text:ruby-text>むずか</text:ruby-text></text:ruby>しくなりました。</text:p>
      <text:p text:style-name="P108">１１．友達の中で誰が一番背が高くなりましたか。</text:p>
      <text:p text:style-name="P108">１２．<text:ruby text:style-name="Ru1"><text:ruby-base>家族</text:ruby-base><text:ruby-text>かぞく</text:ruby-text></text:ruby>の中で誰が一番<text:ruby text:style-name="Ru1"><text:ruby-base>料理</text:ruby-base><text:ruby-text>りょうり</text:ruby-text></text:ruby>が<text:ruby text:style-name="Ru1"><text:ruby-base>上手</text:ruby-base><text:ruby-text>じょうず</text:ruby-text></text:ruby>になりましたか。</text:p>
      <text:p text:style-name="P117"><text:span text:style-name="T32">→ <text:s/>なる </text:span><text:span text:style-name="T33">with nouns: 先生</text:span><text:span text:style-name="T34">になる</text:span><text:span text:style-name="T33">、友達</text:span><text:span text:style-name="T34">になる</text:span><text:span text:style-name="T33">、大学生</text:span><text:span text:style-name="T34">になる</text:span><text:span text:style-name="T33">。</text:span></text:p>
      <text:p text:style-name="P108">１３．４月から大学生になります。</text:p>
      <text:p text:style-name="P108">１４．来月から、母になります。</text:p>
      <text:p text:style-name="P108">１５．日本に行って、<text:ruby text:style-name="Ru1"><text:ruby-base>英語</text:ruby-base><text:ruby-text>えいご</text:ruby-text></text:ruby>の先生になります。</text:p>
      <text:p text:style-name="P108">１６．去年、日本で大学生になりました。</text:p>
      <text:p text:style-name="P108">１７．あの人と友達になりたい。</text:p>
      <text:p text:style-name="P108">１８．日本語の先生になりたいです。</text:p>
      <text:p text:style-name="P108">１９．私はアメリカに<text:ruby text:style-name="Ru1"><text:ruby-base>留学</text:ruby-base><text:ruby-text>りゅうがく</text:ruby-text></text:ruby>したいです。アメリカに行って、<text:ruby text:style-name="Ru1"><text:ruby-base>医者</text:ruby-base><text:ruby-text>いしゃ</text:ruby-text></text:ruby>になりたいです。</text:p>
      <text:p text:style-name="P108">２０．漢字の勉強をして、日本語の先生になりたいです。</text:p>
      <text:p text:style-name="P108">２１．<text:ruby text:style-name="Ru1"><text:ruby-base>留学生</text:ruby-base><text:ruby-text>りゅうがくせい</text:ruby-text></text:ruby>して、日本人の友達になりたかったです。</text:p>
      <text:p text:style-name="P108">２２．先生になりたかったです。でも、<text:ruby text:style-name="Ru1"><text:ruby-base>医者</text:ruby-base><text:ruby-text>いしゃ</text:ruby-text></text:ruby>になりました。</text:p>
      <text:p text:style-name="P118">Write <text:span text:style-name="T35">Exercise</text:span>: 私はソフトウェアエンジニアです。でも、ゲーム開発者になります。</text:p>
      <text:p text:style-name="P108"/>
      <text:p text:style-name="P108">２０２５年０７月９日演習：</text:p>
      <text:p text:style-name="P108">Casual speech</text:p>
      <text:p text:style-name="P108">０１．漢字の方がカタカナより難しい。</text:p>
      <text:p text:style-name="P108">０２．果物の中で苺が一番好きよ。</text:p>
      <text:p text:style-name="P108">０３．A: どうしてスキーが<text:ruby text:style-name="Ru1"><text:ruby-base>上手</text:ruby-base><text:ruby-text>じょうず</text:ruby-text></text:ruby>なの？　B: <text:ruby text:style-name="Ru1"><text:ruby-base>北海道</text:ruby-base><text:ruby-text>ほっかいどう</text:ruby-text></text:ruby>の<text:ruby text:style-name="Ru1"><text:ruby-base>出身</text:ruby-base><text:ruby-text>しゅっしん</text:ruby-text></text:ruby>だから、冬のスポーツは<text:ruby text:style-name="Ru1"><text:ruby-base>得意</text:ruby-base><text:ruby-text>とくい</text:ruby-text></text:ruby>よ。</text:p>
      <text:p text:style-name="P108">０４．アニメのキャラクターの中で誰が一番有名なの？</text:p>
      <text:p text:style-name="P108">０５．どうして料理が嫌いなの？</text:p>
      <text:p text:style-name="P108">０６．動物の中で猫が一番かわいいな。</text:p>
      <text:p text:style-name="P119">０７．寿司よりラーメンの方が食べたいな。<text:span text:style-name="T29"/></text:p>
      <text:p text:style-name="P119">０８．この町はいつも賑やかだな。</text:p>
      <text:p text:style-name="P119">０９．私は<text:ruby text:style-name="Ru1"><text:ruby-base>書道</text:ruby-base><text:ruby-text>しょどう</text:ruby-text></text:ruby>の先生になりたいな。</text:p>
      <text:p text:style-name="P108"/>
      <text:p text:style-name="P120">→　まりこさんとあきらさんの会話：</text:p>
      <text:p text:style-name="P120">A: あきらくんは今大学生なの？</text:p>
      <text:p text:style-name="P120">B: うん、でも、来年<text:ruby text:style-name="Ru1"><text:ruby-base>卒業</text:ruby-base><text:ruby-text>そつぎょう</text:ruby-text></text:ruby>するよ。</text:p>
      <text:p text:style-name="P120">A: <text:ruby text:style-name="Ru1"><text:ruby-base>卒業</text:ruby-base><text:ruby-text>そつぎょう</text:ruby-text></text:ruby>してから、何がしたいの？</text:p>
      <text:p text:style-name="P120">B: <text:ruby text:style-name="Ru1"><text:ruby-base>海外</text:ruby-base><text:ruby-text>がいがい</text:ruby-text></text:ruby>を<text:ruby text:style-name="Ru1"><text:ruby-base>旅行</text:ruby-base><text:ruby-text>りょこう</text:ruby-text></text:ruby>したいな。でも、お金がないから、アルバイトをするよ。</text:p>
      <text:p text:style-name="P120">A: そう。世界の中でどこに一番行きたい？</text:p>
      <text:p text:style-name="P120">B: 難しいな。面白い動物の写真が撮りたいから、オーストラリアに行きたいな。</text:p>
      <text:p text:style-name="P120">A: いいね。行ったことあるけど、もう一度行きたいよ。</text:p>
      <text:p text:style-name="P108"/>
      <text:p text:style-name="P121">２０２５年０７月１８日演習：</text:p>
      <text:p text:style-name="P121">１．ひらがなとカタカナとどちらの方が好きですか。</text:p>
      <text:p text:style-name="P121">２．日本語と英語とどちらの方が難しいですか。</text:p>
      <text:p text:style-name="P121">３．家族の中で誰が一番好きですか。</text:p>
      <text:p text:style-name="P122">４．寿司とラーメンとどちらが食べたいですか。</text:p>
      <text:p text:style-name="P122">５．りんごと苺とどちらの方が美味しいですか。</text:p>
      <text:p text:style-name="P122">６．飲み物の中でどれが一番好きですか。</text:p>
      <text:p text:style-name="P122"/>
      <text:p text:style-name="P123">→ Ken(A) and Maya(B) talking about anime:</text:p>
      <text:p text:style-name="P123">A: どうして日本のアニメが好きですか。</text:p>
      <text:p text:style-name="P123">B: とても面白いからです。</text:p>
      <text:p text:style-name="P123">A: そうですか。アニメの中でどれが一番好きですか。</text:p>
      <text:p text:style-name="P123">B: 私はセーラームーンが一番好きです。</text:p>
      <text:p text:style-name="P123">A: セーラームーンのキャラクターの中で誰が一番好きですか。</text:p>
      <text:p text:style-name="P123">B: セーラームーンが好きです。でも、ちびうさもかわいいですよ。</text:p>
      <text:p text:style-name="P123">A: セーラームーンよりちびうさの方がかわいいですね。</text:p>
      <text:p text:style-name="P123"/>
      <text:p text:style-name="P124">→ <text:span text:style-name="T36">Talk about sadou (traditional japanese tea preparation)</text:span>　</text:p>
      <text:p text:style-name="P124">私は飲み物の中で抹茶が一番好きです。茶道をしているからです。私は茶道は嫌いでしたが、去年から友達と一緒に茶道のクラス来てから、クラスが楽しくなりました。私は茶道の先生になりたいです。</text:p>
      <text:p text:style-name="P108"/>
      <text:p text:style-name="P108">→ <text:span text:style-name="T36">Interview about preferences:</text:span></text:p>
      <text:p text:style-name="P108">A: リンさん、世界の国の中でどこが好きですか。</text:p>
      <text:p text:style-name="P108">B: 私は日本が好きです。</text:p>
      <text:p text:style-name="P108">A: どうして日本が好きですか。</text:p>
      <text:p text:style-name="P108">B: 日本の乗り物好きだからです。日本の電車と新幹線はすごくかっこいいです。</text:p>
      <text:p text:style-name="P108">A: 電車と新幹線とどちらが好きですか。</text:p>
      <text:p text:style-name="P108">B: 新幹線の方が電車より好きです。</text:p>
      <text:p text:style-name="P108"/>
      <text:p text:style-name="P108">→ </text:p>
      <text:p text:style-name="P108">ともやさんは動物がとても好きです。動物の中で犬が一番好きです。犬の中で<text:ruby text:style-name="Ru1"><text:ruby-base>柴犬</text:ruby-base><text:ruby-text>しばいぬ</text:ruby-text></text:ruby>が一番好きです。ともやさんの妹のあやかさんは動物が<text:ruby text:style-name="Ru1"><text:ruby-base>苦手</text:ruby-base><text:ruby-text>にがて</text:ruby-text></text:ruby>です。でも、動物が好きになりたいから、動物の写真を見ています。</text:p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7-18T14:46:38.867018428</dc:date>
    <meta:editing-duration>P3DT14H19M13S</meta:editing-duration>
    <meta:editing-cycles>874</meta:editing-cycles>
    <meta:generator>LibreOffice/24.8.7.2$Linux_X86_64 LibreOffice_project/480$Build-2</meta:generator>
    <meta:document-statistic meta:table-count="0" meta:image-count="0" meta:object-count="0" meta:page-count="2" meta:paragraph-count="543" meta:word-count="11562" meta:character-count="12659" meta:non-whitespace-character-count="12370"/>
  </office:meta>
</office:document-meta>
</file>